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25-01-16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23-01-2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22-01-1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21-01-2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20-01-3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19-01-0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18-01-1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17-03-2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1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0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0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200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199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1707</text:p>
          </table:table-cell>
          <table:table-cell office:value-type="string" calcext:value-type="string">
            <text:p>Boling Quad</text:p>
          </table:table-cell>
          <table:table-cell office:value-type="string" calcext:value-type="string">
            <text:p>199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